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4.29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5.136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7.67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4.685cm"/>
    </style:style>
    <style:style style:name="co15" style:family="table-column">
      <style:table-column-properties fo:break-before="auto" style:column-width="16.618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5.052cm"/>
    </style:style>
    <style:style style:name="co22" style:family="table-column">
      <style:table-column-properties fo:break-before="auto" style:column-width="3.02cm"/>
    </style:style>
    <style:style style:name="co23" style:family="table-column">
      <style:table-column-properties fo:break-before="auto" style:column-width="6.856cm"/>
    </style:style>
    <style:style style:name="co24" style:family="table-column">
      <style:table-column-properties fo:break-before="auto" style:column-width="2.272cm"/>
    </style:style>
    <style:style style:name="co25" style:family="table-column">
      <style:table-column-properties fo:break-before="auto" style:column-width="0.988cm"/>
    </style:style>
    <style:style style:name="co26" style:family="table-column">
      <style:table-column-properties fo:break-before="auto" style:column-width="1.214cm"/>
    </style:style>
    <style:style style:name="co27" style:family="table-column">
      <style:table-column-properties fo:break-before="auto" style:column-width="11.82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2.499cm"/>
    </style:style>
    <style:style style:name="co30" style:family="table-column">
      <style:table-column-properties fo:break-before="auto" style:column-width="2.794cm"/>
    </style:style>
    <style:style style:name="co31" style:family="table-column">
      <style:table-column-properties fo:break-before="auto" style:column-width="4.826cm"/>
    </style:style>
    <style:style style:name="co39" style:family="table-column">
      <style:table-column-properties fo:break-before="auto" style:column-width="3.923cm"/>
    </style:style>
    <style:style style:name="co33" style:family="table-column">
      <style:table-column-properties fo:break-before="auto" style:column-width="7.759cm"/>
    </style:style>
    <style:style style:name="co34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2.568cm"/>
    </style:style>
    <style:style style:name="co41" style:family="table-column">
      <style:table-column-properties fo:break-before="auto" style:column-width="3.471cm"/>
    </style:style>
    <style:style style:name="co42" style:family="table-column">
      <style:table-column-properties fo:break-before="auto" style:column-width="10.694cm"/>
    </style:style>
    <style:style style:name="co35" style:family="table-column">
      <style:table-column-properties fo:break-before="auto" style:column-width="2.342cm"/>
    </style:style>
    <style:style style:name="co37" style:family="table-column">
      <style:table-column-properties fo:break-before="auto" style:column-width="22.43cm"/>
    </style:style>
    <style:style style:name="co3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4.374cm"/>
    </style:style>
    <style:style style:name="co46" style:family="table-column">
      <style:table-column-properties fo:break-before="auto" style:column-width="4.6cm"/>
    </style:style>
    <style:style style:name="co47" style:family="table-column">
      <style:table-column-properties fo:break-before="auto" style:column-width="11.144cm"/>
    </style:style>
    <style:style style:name="co48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PageStyle_5f_Profil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4" style:family="table" style:master-page-name="PageStyle_5f_Vues">
      <style:table-properties table:display="true" style:writing-mode="lr-tb"/>
    </style:style>
    <style:style style:name="ta5" style:family="table" style:master-page-name="PageStyle_5f_Dossier">
      <style:table-properties table:display="true" style:writing-mode="lr-tb"/>
    </style:style>
    <style:style style:name="ta6" style:family="table" style:master-page-name="PageStyle_5f_Calend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Mono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fi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DENVENT</text:p>
          </table:table-cell>
          <table:table-cell/>
          <table:table-cell office:value-type="string">
            <text:p>Détail des recherches évènement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recherche événement</text:p>
          </table:table-cell>
          <table:table-cell table:number-columns-repeated="2"/>
          <table:table-cell office:value-type="string">
            <text:p>detail\nres\nevt</text:p>
          </table:table-cell>
          <table:table-cell office:value-type="string">
            <text:p>Détails\nPar ressources\nPar événement</text:p>
          </table:table-cell>
          <table:table-cell/>
          <table:table-cell office:value-type="string">
            <text:p>VEDIT\nVCONS\nVCONS</text:p>
          </table:table-cell>
          <table:table-cell office:value-type="string">
            <text:p>FREEDOM:EDITDSEARCH\nFREEEVENT:PLANNER?byres=Y\nFREEEVENT:PLANNER?byres=N</text:p>
          </table:table-cell>
          <table:table-cell table:number-columns-repeated="2" office:value-type="string">
            <text:p>\n\n</text:p>
          </table:table-cell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EVENT_PROFILE</text:p>
          </table:table-cell>
          <table:table-cell/>
          <table:table-cell office:value-type="string">
            <text:p>Evénement généré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table:formula="of:=[.C6]" office:value-type="string" office:string-value="EVENT_PROFILE">
            <text:p>EVENT_PROFILE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table:number-columns-repeated="11"/>
          <table:table-cell table:number-columns-repeated="3"/>
        </table:table-row>
        <table:table-row table:style-name="ro1" table:number-rows-repeated="655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vent" table:style-name="ta2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0" table:number-columns-repeated="2" table:default-cell-style-name="ce4"/>
        <table:table-column table:style-name="co24" table:default-cell-style-name="ce4"/>
        <table:table-column table:style-name="co20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0" table:number-columns-repeated="2" table:default-cell-style-name="ce4"/>
        <table:table-column table:style-name="co30" table:default-cell-style-name="ce4"/>
        <table:table-column table:style-name="co20" table:number-columns-repeated="240" table:default-cell-style-name="ce4"/>
        <table:table-row table:style-name="ro3">
          <table:table-cell office:value-type="string">
            <text:p>// famille portail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pan text:style-name="T1">É</text:span>vénement</text:p>
          </table:table-cell>
          <table:table-cell table:style-name="ce12" office:value-type="float" office:value="34">
            <text:p>34</text:p>
          </table:table-cell>
          <table:table-cell table:style-name="ce12"/>
          <table:table-cell table:style-name="ce12" office:value-type="string">
            <text:p>EVENT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PROFID</text:p>
          </table:table-cell>
          <table:table-cell office:value-type="string">
            <text:p>EVENT_PROFILE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event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vent.php</text:p>
          </table:table-cell>
          <table:table-cell table:number-columns-repeated="254"/>
        </table:table-row>
        <table:table-row table:style-name="ro3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3" office:value-type="string">
            <text:p>EVT_FR_IDENT</text:p>
          </table:table-cell>
          <table:table-cell table:style-name="ce13"/>
          <table:table-cell table:style-name="ce8" office:value-type="string">
            <text:p>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3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13" table:number-columns-repeated="7"/>
          <table:table-cell table:style-name="ce15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10" office:value-type="string">
            <text:p>EVT_TITL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10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6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table:style-name="ce10" office:value-type="string">
            <text:p>EVT_DESC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BEGDAT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ate débu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stamp</text:p>
          </table:table-cell>
          <table:table-cell table:style-name="ce10" table:formula="of:=[.H11]+10" office:value-type="float" office:value="40">
            <text:p>4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ENDDAT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ate fi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stamp</text:p>
          </table:table-cell>
          <table:table-cell table:style-name="ce10" table:formula="of:=[.H12]+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IDCRE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cré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H13]+10" office:value-type="float" office:value="60">
            <text:p>6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CREATOR):EVT_CREATOR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CRE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cré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14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CREATOR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IUSER,EVT_CREATOR):EVT_IDCREATOR,EVT_CREATOR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1" office:value-type="string">
            <text:p>ATTR</text:p>
          </table:table-cell>
          <table:table-cell table:style-name="ce11" office:value-type="string">
            <text:p>EVT_T_RES</text:p>
          </table:table-cell>
          <table:table-cell table:style-name="ce11" office:value-type="string">
            <text:p>EVT_FR_IDENT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15]+10" office:value-type="float" office:value="80">
            <text:p>80</text:p>
          </table:table-cell>
          <table:table-cell table:style-name="ce11" office:value-type="string">
            <text:p>W</text:p>
          </table:table-cell>
          <table:table-cell table:style-name="ce11" table:number-columns-repeated="6"/>
          <table:table-cell table:style-name="ce11" office:value-type="string">
            <text:p>vlabel=none</text:p>
          </table:table-cell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IDRES</text:p>
          </table:table-cell>
          <table:table-cell table:style-name="ce10" office:value-type="string">
            <text:p>EVT_T_RES</text:p>
          </table:table-cell>
          <table:table-cell table:style-name="ce10" office:value-type="string">
            <text:p>id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H16]+10" office:value-type="float" office:value="90">
            <text:p>9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RES):EVT_RES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RES</text:p>
          </table:table-cell>
          <table:table-cell table:style-name="ce10" office:value-type="string">
            <text:p>EVT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17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RES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IUSER,EVT_RES):EVT_IDRES,EVT_RES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COD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typ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18]+10" office:value-type="float" office:value="110">
            <text:p>11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FROMINITIATORID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H17]+10" office:value-type="float" office:value="100">
            <text:p>10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DocProp(EVT_IDINITIATOR,fromid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FROMINITIATORICON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cone 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table:formula="of:=[.H18]+10" office:value-type="float" office:value="110">
            <text:p>110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style-name="ce10" office:value-type="string">
            <text:p>::getDocProp(EVT_IDINITIATOR,icon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FROM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19]+10" office:value-type="float" office:value="120">
            <text:p>120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10" office:value-type="string">
            <text:p>%S%app=FDL&amp;action=FDL_CARD&amp;id=%EVT_FROMINITIATORID%</text:p>
          </table:table-cell>
          <table:table-cell table:style-name="ce10"/>
          <table:table-cell table:style-name="ce10" office:value-type="string">
            <text:p>::getTitle(EVT_FROMINITIATORID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ID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document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H22]+10" office:value-type="float" office:value="130">
            <text:p>13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INITIATOR):EVT_INITIATOR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23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INITIATOR%</text:p>
          </table:table-cell>
          <table:table-cell table:style-name="ce10" table:number-columns-repeated="5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TRANSFT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onction de transfer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24]+10" office:value-type="float" office:value="150">
            <text:p>15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ITRANSFT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onction de transfert inver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H25]+10" office:value-type="float" office:value="160">
            <text:p>16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EVT_ICON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con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table:formula="of:=[.H26]+10" office:value-type="float" office:value="170">
            <text:p>170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style-name="ce10" office:value-type="string">
            <text:p>::getEventIcon()</text:p>
          </table:table-cell>
          <table:table-cell table:style-name="ce10" table:number-columns-repeated="3"/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endar" table:style-name="ta6" table:print="false">
        <office:forms form:automatic-focus="false" form:apply-design-mode="false"/>
        <table:table-column table:style-name="co4" table:default-cell-style-name="ce25"/>
        <table:table-column table:style-name="co31" table:default-cell-style-name="ce25"/>
        <table:table-column table:style-name="co46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4" table:default-cell-style-name="ce25"/>
        <table:table-column table:style-name="co25" table:number-columns-repeated="2" table:default-cell-style-name="ce25"/>
        <table:table-column table:style-name="co26" table:default-cell-style-name="ce25"/>
        <table:table-column table:style-name="co47" table:default-cell-style-name="ce25"/>
        <table:table-column table:style-name="co35" table:default-cell-style-name="ce25"/>
        <table:table-column table:style-name="co37" table:default-cell-style-name="ce25"/>
        <table:table-column table:style-name="co38" table:number-columns-repeated="243" table:default-cell-style-name="ce25"/>
        <table:table-row table:style-name="ro2">
          <table:table-cell table:style-name="ce23" office:value-type="string">
            <text:p>a</text:p>
          </table:table-cell>
          <table:table-cell table:number-columns-repeated="2"/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BEGIN</text:p>
          </table:table-cell>
          <table:table-cell table:style-name="ce32" office:value-type="string">
            <text:p>DSEARCH</text:p>
          </table:table-cell>
          <table:table-cell table:style-name="ce32" office:value-type="string">
            <text:p>recherche événement</text:p>
          </table:table-cell>
          <table:table-cell table:style-name="ce32" office:value-type="float" office:value="33">
            <text:p>33</text:p>
          </table:table-cell>
          <table:table-cell table:style-name="ce32"/>
          <table:table-cell table:style-name="ce32" office:value-type="string">
            <text:p>DCALENDAR</text:p>
          </table:table-cell>
          <table:table-cell table:style-name="ce32" table:number-columns-repeated="10"/>
          <table:table-cell table:number-columns-repeated="24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VID</text:p>
          </table:table-cell>
          <table:table-cell office:value-type="string">
            <text:p>CVDENVENT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2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3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3" table:number-columns-repeated="3"/>
          <table:table-cell table:number-columns-repeated="240"/>
        </table:table-row>
        <table:table-row table:style-name="ro2">
          <table:table-cell table:style-name="ce27" table:number-columns-repeated="256"/>
        </table:table-row>
        <table:table-row table:style-name="ro2">
          <table:table-cell table:style-name="ce28" office:value-type="string">
            <text:p>ATTR</text:p>
          </table:table-cell>
          <table:table-cell table:style-name="ce28" office:value-type="string">
            <text:p>DCAL_FR_SEARCH</text:p>
          </table:table-cell>
          <table:table-cell table:style-name="ce28"/>
          <table:table-cell table:style-name="ce28" office:value-type="string">
            <text:p>paramètres de recherch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8" office:value-type="float" office:value="400">
            <text:p>40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TEXT</text:p>
          </table:table-cell>
          <table:table-cell table:style-name="ce29" office:value-type="string">
            <text:p>DCAL_FR_SEARCH</text:p>
          </table:table-cell>
          <table:table-cell table:style-name="ce29" office:value-type="string">
            <text:p>text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9]+10" office:value-type="float" office:value="410">
            <text:p>4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TEXTOP</text:p>
          </table:table-cell>
          <table:table-cell table:style-name="ce29" office:value-type="string">
            <text:p>DCAL_FR_SEARCH</text:p>
          </table:table-cell>
          <table:table-cell table:style-name="ce29" office:value-type="string">
            <text:p>texte opérateur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420">
            <text:p>42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~*|contient,!~*|ne contient pas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IDPRODUCER</text:p>
          </table:table-cell>
          <table:table-cell table:style-name="ce29" office:value-type="string">
            <text:p>DCAL_FR_SEARCH</text:p>
          </table:table-cell>
          <table:table-cell table:style-name="ce29" office:value-type="string">
            <text:p>id producteur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table:formula="of:=[.H11]+10" office:value-type="float" office:value="430">
            <text:p>430</text:p>
          </table:table-cell>
          <table:table-cell table:style-name="ce29" office:value-type="string">
            <text:p>H</text:p>
          </table:table-cell>
          <table:table-cell table:style-name="ce29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PRODUCER</text:p>
          </table:table-cell>
          <table:table-cell table:style-name="ce29" office:value-type="string">
            <text:p>DCAL_FR_SEARCH</text:p>
          </table:table-cell>
          <table:table-cell table:style-name="ce29" office:value-type="string">
            <text:p>producteur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440">
            <text:p>44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&amp;app=FDL&amp;action=FDL_CARD&amp;id=%DCAL_IDPRODUCER%</text:p>
          </table:table-cell>
          <table:table-cell table:style-name="ce29" office:value-type="string">
            <text:p>event.php</text:p>
          </table:table-cell>
          <table:table-cell table:style-name="ce29" office:value-type="string">
            <text:p>getEventProducers(D):DCAL_IDPRODUCER,DCAL_PRODUCER</text:p>
          </table:table-cell>
          <table:table-cell table:style-name="ce29" table:number-columns-repeated="2"/>
          <table:table-cell table:style-name="ce29" office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30" office:value-type="string">
            <text:p>ATTR</text:p>
          </table:table-cell>
          <table:table-cell table:style-name="ce29" office:value-type="string">
            <text:p>SE_FAM</text:p>
          </table:table-cell>
          <table:table-cell table:style-name="ce29" office:value-type="string">
            <text:p>DCAL_FR_SEARCH</text:p>
          </table:table-cell>
          <table:table-cell table:style-name="ce29" office:value-type="string">
            <text:p>famille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text</text:p>
          </table:table-cell>
          <table:table-cell table:style-name="ce29" table:formula="of:=[.H13]+10" office:value-type="float" office:value="450">
            <text:p>45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&amp;app=FDL&amp;action=FDL_CARD&amp;id=%SE_FAMID%</text:p>
          </table:table-cell>
          <table:table-cell table:style-name="ce29" office:value-type="string">
            <text:p>fdl.php</text:p>
          </table:table-cell>
          <table:table-cell table:style-name="ce29" office:value-type="string">
            <text:p>lfamilies(D,,EVENT):SE_FAMID,SE_FAM</text:p>
          </table:table-cell>
          <table:table-cell table:style-name="ce29" table:number-columns-repeated="2"/>
          <table:table-cell table:style-name="ce29" office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28" office:value-type="string">
            <text:p>ATTR</text:p>
          </table:table-cell>
          <table:table-cell table:style-name="ce28" office:value-type="string">
            <text:p>DCAL_FR_RES</text:p>
          </table:table-cell>
          <table:table-cell table:style-name="ce28"/>
          <table:table-cell table:style-name="ce28" office:value-type="string">
            <text:p>ressources impacté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8" office:value-type="float" office:value="500">
            <text:p>50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IDFRES</text:p>
          </table:table-cell>
          <table:table-cell table:style-name="ce29" office:value-type="string">
            <text:p>DCAL_FR_RES</text:p>
          </table:table-cell>
          <table:table-cell table:style-name="ce29" office:value-type="string">
            <text:p>id famille ressourc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table:formula="of:=[.H15]+10" office:value-type="float" office:value="510">
            <text:p>510</text:p>
          </table:table-cell>
          <table:table-cell table:style-name="ce29" office:value-type="string">
            <text:p>H</text:p>
          </table:table-cell>
          <table:table-cell table:style-name="ce29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FRES</text:p>
          </table:table-cell>
          <table:table-cell table:style-name="ce29" office:value-type="string">
            <text:p>DCAL_FR_RES</text:p>
          </table:table-cell>
          <table:table-cell table:style-name="ce29" office:value-type="string">
            <text:p>famille ressourc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6]+10" office:value-type="float" office:value="520">
            <text:p>520</text:p>
          </table:table-cell>
          <table:table-cell table:style-name="ce29" office:value-type="string">
            <text:p>O</text:p>
          </table:table-cell>
          <table:table-cell table:style-name="ce29"/>
          <table:table-cell table:style-name="ce29" office:value-type="string">
            <text:p>%S%&amp;app=FDL&amp;action=FDL_CARD&amp;id=%DCAL_IDFRES%</text:p>
          </table:table-cell>
          <table:table-cell table:style-name="ce29" office:value-type="string">
            <text:p>event.php</text:p>
          </table:table-cell>
          <table:table-cell table:style-name="ce29" office:value-type="string">
            <text:p>getFamRessource(D):DCAL_IDFRES,DCAL_FRES</text:p>
          </table:table-cell>
          <table:table-cell table:style-name="ce29" table:number-columns-repeated="2"/>
          <table:table-cell table:style-name="ce29" office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31" office:value-type="string">
            <text:p>ATTR</text:p>
          </table:table-cell>
          <table:table-cell table:style-name="ce31" office:value-type="string">
            <text:p>DCAL_T_RES</text:p>
          </table:table-cell>
          <table:table-cell table:style-name="ce31" office:value-type="string">
            <text:p>DCAL_FR_RES</text:p>
          </table:table-cell>
          <table:table-cell table:style-name="ce31" office:value-type="string">
            <text:p>ressource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array</text:p>
          </table:table-cell>
          <table:table-cell table:style-name="ce31" table:formula="of:=[.H17]+10" office:value-type="float" office:value="530">
            <text:p>530</text:p>
          </table:table-cell>
          <table:table-cell table:style-name="ce31" office:value-type="string">
            <text:p>W</text:p>
          </table:table-cell>
          <table:table-cell table:style-name="ce31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IDRES</text:p>
          </table:table-cell>
          <table:table-cell table:style-name="ce29" office:value-type="string">
            <text:p>DCAL_T_RES</text:p>
          </table:table-cell>
          <table:table-cell table:style-name="ce29" office:value-type="string">
            <text:p>id ressouc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table:formula="of:=[.H18]+10" office:value-type="float" office:value="540">
            <text:p>540</text:p>
          </table:table-cell>
          <table:table-cell table:style-name="ce29" office:value-type="string">
            <text:p>H</text:p>
          </table:table-cell>
          <table:table-cell table:style-name="ce29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RES</text:p>
          </table:table-cell>
          <table:table-cell table:style-name="ce29" office:value-type="string">
            <text:p>DCAL_T_RES</text:p>
          </table:table-cell>
          <table:table-cell table:style-name="ce29" office:value-type="string">
            <text:p>ressourc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9]+10" office:value-type="float" office:value="550">
            <text:p>55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&amp;app=FDL&amp;action=FDL_CARD&amp;id=%DCAL_IDRES%</text:p>
          </table:table-cell>
          <table:table-cell table:style-name="ce29" office:value-type="string">
            <text:p>event.php</text:p>
          </table:table-cell>
          <table:table-cell table:style-name="ce29" office:value-type="string">
            <text:p>getRessource(D,DCAL_IDFRES,DCAL_RES):DCAL_IDRES,DCAL_RES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VIEWONLYRES</text:p>
          </table:table-cell>
          <table:table-cell table:style-name="ce29" office:value-type="string">
            <text:p>DCAL_FR_RES</text:p>
          </table:table-cell>
          <table:table-cell table:style-name="ce29" office:value-type="string">
            <text:p>voir les ressources sélectionné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0]+10" office:value-type="float" office:value="560">
            <text:p>56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all|voir aussi les ressources participantes,only|voir seulement les ressources sélectionnées</text:p>
          </table:table-cell>
          <table:table-cell table:style-name="ce29" table:number-columns-repeated="2"/>
          <table:table-cell table:style-name="ce29" office:value-type="string">
            <text:p>eformat=bool</text:p>
          </table:table-cell>
          <table:table-cell table:number-columns-repeated="240"/>
        </table:table-row>
        <table:table-row table:style-name="ro2">
          <table:table-cell table:style-name="ce28" office:value-type="string">
            <text:p>ATTR</text:p>
          </table:table-cell>
          <table:table-cell table:style-name="ce28" office:value-type="string">
            <text:p>DCAL_FR_PRESENT</text:p>
          </table:table-cell>
          <table:table-cell table:style-name="ce28"/>
          <table:table-cell table:style-name="ce28" office:value-type="string">
            <text:p>présent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8" table:formula="of:=[.H21]+10" office:value-type="float" office:value="570">
            <text:p>57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COLORIDX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couleur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2]+10" office:value-type="float" office:value="580">
            <text:p>58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ir|ressource,eid|événement,fid|producteur,subtype|type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LUMINANCE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luminanc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3]+10" office:value-type="float" office:value="590">
            <text:p>59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0\.6|foncé,0\.7|vive,0\.8|normal,0\.9|pastel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ORDERIDX1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trié par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4]+10" office:value-type="float" office:value="600">
            <text:p>60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absx|date de début,absw|durée,res|ressource,fid|producteur,subtype|type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ORDERDESC1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sens du tri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5]+10" office:value-type="float" office:value="610">
            <text:p>61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ASC|ascendant,DESC|descendant</text:p>
          </table:table-cell>
          <table:table-cell table:style-name="ce29" table:number-columns-repeated="2"/>
          <table:table-cell table:style-name="ce29" office:value-type="string">
            <text:p>eformat=bool</text:p>
          </table:table-cell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ORDERIDX2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puis par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6]+10" office:value-type="float" office:value="620">
            <text:p>62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<text:s/>|rien,absx|date de début,absw|durée,ir|ressource,fid|producteur,subtype|type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ORDERDESC2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sens du tri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7]+10" office:value-type="float" office:value="630">
            <text:p>63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ASC|ascendant,DESC|descendant</text:p>
          </table:table-cell>
          <table:table-cell table:style-name="ce29" table:number-columns-repeated="2"/>
          <table:table-cell table:style-name="ce29" office:value-type="string">
            <text:p>eformat=bool</text:p>
          </table:table-cell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GROUPBY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groupemen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8]+10" office:value-type="float" office:value="640">
            <text:p>64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BYRES|par ressource,BYEVT|par événement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PRESTITLE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voir le tit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9]+10" office:value-type="float" office:value="650">
            <text:p>65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INLINE|à l'intérieur,LEFT|à gauche (si groupement par événement),NONE|invisible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DCAL_PRESICON</text:p>
          </table:table-cell>
          <table:table-cell table:style-name="ce29" office:value-type="string">
            <text:p>DCAL_FR_PRESENT</text:p>
          </table:table-cell>
          <table:table-cell table:style-name="ce29" office:value-type="string">
            <text:p>voir les icon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30]+10" office:value-type="float" office:value="660">
            <text:p>66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29" office:value-type="string">
            <text:p>INLINE|à l'intérieur,NONE|invisible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4" office:value-type="string">
            <text:p>END</text:p>
          </table:table-cell>
          <table:table-cell table:style-name="ce3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ues" table:style-name="ta4" table:print="false">
        <office:forms form:automatic-focus="false" form:apply-design-mode="false"/>
        <table:table-column table:style-name="co4" table:number-columns-repeated="2" table:default-cell-style-name="ce4"/>
        <table:table-column table:style-name="co31" table:default-cell-style-name="ce4"/>
        <table:table-column table:style-name="co39" table:default-cell-style-name="ce4"/>
        <table:table-column table:style-name="co33" table:default-cell-style-name="ce4"/>
        <table:table-column table:style-name="co34" table:default-cell-style-name="ce4"/>
        <table:table-column table:style-name="co40" table:default-cell-style-name="ce4"/>
        <table:table-column table:style-name="co41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42" table:default-cell-style-name="ce4"/>
        <table:table-column table:style-name="co35" table:default-cell-style-name="ce4"/>
        <table:table-column table:style-name="co37" table:default-cell-style-name="ce4"/>
        <table:table-column table:style-name="co38" table:number-columns-repeated="242" table:default-cell-style-name="ce4"/>
        <table:table-row table:style-name="ro3">
          <table:table-cell/>
          <table:table-cell table:style-name="ce6" office:value-type="string">
            <text:p>a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49"/>
        </table:table-row>
        <table:table-row table:style-name="ro2">
          <table:table-cell office:value-type="string">
            <text:p>#</text:p>
          </table:table-cell>
          <table:table-cell table:style-name="ce5" office:value-type="string">
            <text:p>BEGIN</text:p>
          </table:table-cell>
          <table:table-cell table:style-name="ce12"/>
          <table:table-cell table:style-name="ce12" office:value-type="string">
            <text:p>Vue d'événements</text:p>
          </table:table-cell>
          <table:table-cell table:style-name="ce12" table:number-columns-repeated="2"/>
          <table:table-cell table:style-name="ce12" office:value-type="string">
            <text:p>VIEWEVENTS</text:p>
          </table:table-cell>
          <table:table-cell table:style-name="ce12" table:number-columns-repeated="10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3"/>
        </table:table-row>
        <table:table-row table:style-name="ro2">
          <table:table-cell office:value-type="string">
            <text:p>#</text:p>
          </table:table-cell>
          <table:table-cell office:value-type="string">
            <text:p>CVID</text:p>
          </table:table-cell>
          <table:table-cell office:value-type="string">
            <text:p>CVVIEWEVENT</text:p>
          </table:table-cell>
          <table:table-cell table:number-columns-repeated="253"/>
        </table:table-row>
        <table:table-row table:style-name="ro3">
          <table:table-cell office:value-type="string">
            <text:p>#</text:p>
          </table:table-cell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3"/>
        </table:table-row>
        <table:table-row table:style-name="ro3">
          <table:table-cell office:value-type="string">
            <text:p>#</text:p>
          </table:table-cell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3"/>
        </table:table-row>
        <table:table-row table:style-name="ro3">
          <table:table-cell office:value-type="string">
            <text:p>#</text:p>
          </table:table-cell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table:number-columns-repeated="3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style-name="ce15" table:number-columns-repeated="255"/>
        </table:table-row>
        <table:table-row table:style-name="ro3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SEARCH</text:p>
          </table:table-cell>
          <table:table-cell table:style-name="ce16"/>
          <table:table-cell table:style-name="ce16" office:value-type="string">
            <text:p>paramètres de recherch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400">
            <text:p>4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TEXT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tex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I9]+10" office:value-type="float" office:value="410">
            <text:p>4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TEXTOP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texte opér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10]+10" office:value-type="float" office:value="420">
            <text:p>4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~*|contient,!~*|ne contient pas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SEARCH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id 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I11]+10" office:value-type="float" office:value="430">
            <text:p>43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SEARCH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I12]+10" office:value-type="float" office:value="440">
            <text:p>4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VEVT_IDSEARCH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SEARCH,VEVT_SEARCH)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9" office:value-type="string">
            <text:p>ATTR</text:p>
          </table:table-cell>
          <table:table-cell table:style-name="ce10" office:value-type="string">
            <text:p>SE_FAM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table:formula="of:=[.I13]+10" office:value-type="float" office:value="450">
            <text:p>4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SE_FAMID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[hlist]lfamilies(D,,EVENT):SE_FAMID,SE_FAM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RES</text:p>
          </table:table-cell>
          <table:table-cell table:style-name="ce16"/>
          <table:table-cell table:style-name="ce16" office:value-type="string">
            <text:p>ressources impacté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500">
            <text:p>5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F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id famille ressourc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I15]+10" office:value-type="float" office:value="510">
            <text:p>51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F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famille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I16]+10" office:value-type="float" office:value="520">
            <text:p>520</text:p>
          </table:table-cell>
          <table:table-cell table:style-name="ce10" office:value-type="string">
            <text:p>O</text:p>
          </table:table-cell>
          <table:table-cell table:style-name="ce10"/>
          <table:table-cell table:style-name="ce10" office:value-type="string">
            <text:p>%S%&amp;app=FDL&amp;action=FDL_CARD&amp;id=%VEVT_IDF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FamRessource(D):VEVT_IDFRES,VEVT_FRES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1" office:value-type="string">
            <text:p>ATTR</text:p>
          </table:table-cell>
          <table:table-cell table:style-name="ce11" office:value-type="string">
            <text:p>VEVT_T_RES</text:p>
          </table:table-cell>
          <table:table-cell table:style-name="ce11" office:value-type="string">
            <text:p>VEVT_FR_RES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I17]+10" office:value-type="float" office:value="530">
            <text:p>53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RES</text:p>
          </table:table-cell>
          <table:table-cell table:style-name="ce10" office:value-type="string">
            <text:p>VEVT_T_RES</text:p>
          </table:table-cell>
          <table:table-cell table:style-name="ce10" office:value-type="string">
            <text:p>id ressou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f:=[.I18]+10" office:value-type="float" office:value="540">
            <text:p>54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RES</text:p>
          </table:table-cell>
          <table:table-cell table:style-name="ce10" office:value-type="string">
            <text:p>VEVT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f:=[.I19]+10" office:value-type="float" office:value="550">
            <text:p>5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VEVT_ID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getRessource(D,VEVT_IDFRES,VEVT_RES):VEVT_IDRES,VEVT_RES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VIEWONLY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voir les ressources sélectionné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0]+10" office:value-type="float" office:value="560">
            <text:p>5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ll|voir aussi les ressources participantes,only|voir seulement les ressources sélectionnées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PRESENT</text:p>
          </table:table-cell>
          <table:table-cell table:style-name="ce16"/>
          <table:table-cell table:style-name="ce16" office:value-type="string">
            <text:p>présent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table:formula="of:=[.I21]+10" office:value-type="float" office:value="570">
            <text:p>57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COLORIDX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couleur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2]+10" office:value-type="float" office:value="580">
            <text:p>58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r|ressource,eid|événement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LUMINANC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luminan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3]+10" office:value-type="float" office:value="590">
            <text:p>59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0\.6|foncé,0\.7|vive,0\.8|normal,0\.9|pastel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IDX1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trié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4]+10" office:value-type="float" office:value="600">
            <text:p>60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absx|date de début,absw|durée,res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DESC1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IDX2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puis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6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<text:s/>,|rien,absx|date de début,absw|durée,ir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DESC2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7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GROUPBY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groupem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8]+10" office:value-type="float" office:value="640">
            <text:p>64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BYRES|par ressource,BYEVT|par événement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PRESTITL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voir le tit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9]+10" office:value-type="float" office:value="650">
            <text:p>65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LEFT|à gauche (si groupement par événement)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3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PRESICON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voir les icon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f:=[.I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BEGTIM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début plage horai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</text:p>
          </table:table-cell>
          <table:table-cell table:style-name="ce10" table:formula="of:=[.I30]+10" office:value-type="float" office:value="660">
            <text:p>66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ENDTIM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fin plage horai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</text:p>
          </table:table-cell>
          <table:table-cell table:style-name="ce10" table:formula="of:=[.I31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BEGDAT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début périod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f:=[.I32]+10" office:value-type="float" office:value="670">
            <text:p>67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ENDDAT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fin périod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f:=[.I33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>
            <text:p>#</text:p>
          </table:table-cell>
          <table:table-cell table:number-columns-repeated="255"/>
        </table:table-row>
        <table:table-row table:style-name="ro3">
          <table:table-cell office:value-type="string">
            <text:p>#</text:p>
          </table:table-cell>
          <table:table-cell table:number-columns-repeated="3"/>
          <table:table-cell office:value-type="string">
            <text:p>clic vide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3"/>
          <table:table-cell office:value-type="string">
            <text:p>context vide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2">
          <table:table-cell office:value-type="string">
            <text:p>#</text:p>
          </table:table-cell>
          <table:table-cell/>
          <table:table-cell office:value-type="string">
            <text:p>VEVT_T_EVTFAM</text:p>
          </table:table-cell>
          <table:table-cell/>
          <table:table-cell office:value-type="string">
            <text:p>familles événement</text:p>
          </table:table-cell>
          <table:table-cell table:number-columns-repeated="251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select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context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over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expand</text:p>
          </table:table-cell>
          <table:table-cell table:number-columns-repeated="2"/>
          <table:table-cell office:value-type="string">
            <text:p>url(expand)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etitle</text:p>
          </table:table-cell>
          <table:table-cell table:number-columns-repeated="2"/>
          <table:table-cell office:value-type="string">
            <text:p>méthode format</text:p>
          </table:table-cell>
          <table:table-cell table:number-columns-repeated="248"/>
        </table:table-row>
        <table:table-row table:style-name="ro2">
          <table:table-cell office:value-type="string">
            <text:p>#</text:p>
          </table:table-cell>
          <table:table-cell/>
          <table:table-cell office:value-type="string">
            <text:p>VEVT_T_RESFAM</text:p>
          </table:table-cell>
          <table:table-cell/>
          <table:table-cell office:value-type="string">
            <text:p>familles ressources</text:p>
          </table:table-cell>
          <table:table-cell table:number-columns-repeated="251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select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context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over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expand</text:p>
          </table:table-cell>
          <table:table-cell table:number-columns-repeated="2"/>
          <table:table-cell office:value-type="string">
            <text:p>url(expand)</text:p>
          </table:table-cell>
          <table:table-cell table:number-columns-repeated="248"/>
        </table:table-row>
        <table:table-row table:style-name="ro3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etitle</text:p>
          </table:table-cell>
          <table:table-cell table:number-columns-repeated="2"/>
          <table:table-cell office:value-type="string">
            <text:p>méthode format</text:p>
          </table:table-cell>
          <table:table-cell table:number-columns-repeated="248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5" table:print="false">
        <office:forms form:automatic-focus="false" form:apply-design-mode="false"/>
        <table:table-column table:style-name="co43" table:default-cell-style-name="ce4"/>
        <table:table-column table:style-name="co21" table:default-cell-style-name="ce4"/>
        <table:table-column table:style-name="co43" table:default-cell-style-name="ce4"/>
        <table:table-column table:style-name="co35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25" table:number-columns-repeated="2" table:default-cell-style-name="ce4"/>
        <table:table-column table:style-name="co26" table:number-columns-repeated="2" table:default-cell-style-name="ce4"/>
        <table:table-column table:style-name="co28" table:number-columns-repeated="2" table:default-cell-style-name="ce4"/>
        <table:table-column table:style-name="co38" table:number-columns-repeated="243" table:default-cell-style-name="ce4"/>
        <table:table-row table:style-name="ro2">
          <table:table-cell office:value-type="string">
            <text:p>// famille portail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BEGIN</text:p>
          </table:table-cell>
          <table:table-cell table:style-name="ce12" office:value-type="string">
            <text:p>DIR</text:p>
          </table:table-cell>
          <table:table-cell table:style-name="ce12" office:value-type="string">
            <text:p>dossier événements</text:p>
          </table:table-cell>
          <table:table-cell table:style-name="ce12" office:value-type="float" office:value="35">
            <text:p>35</text:p>
          </table:table-cell>
          <table:table-cell table:style-name="ce12"/>
          <table:table-cell table:style-name="ce12" office:value-type="string">
            <text:p>SCALENDAR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CON</text:p>
          </table:table-cell>
          <table:table-cell office:value-type="string">
            <text:p>scal.gif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SCalendar.php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+Method.DCalendar.php</text:p>
          </table:table-cell>
          <table:table-cell table:number-columns-repeated="254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5"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IATTR</text:p>
          </table:table-cell>
          <table:table-cell office:value-type="string">
            <text:p>DCAL_FR_PRESENT</text:p>
          </table:table-cell>
          <table:table-cell/>
          <table:table-cell office:value-type="string">
            <text:p>DCALENDAR</text:p>
          </table:table-cell>
          <table:table-cell table:number-columns-repeated="252"/>
        </table:table-row>
        <table:table-row table:style-name="ro2" table:number-rows-repeated="18">
          <table:table-cell table:number-columns-repeated="256"/>
        </table:table-row>
        <table:table-row table:style-name="ro2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vent" style:display-name="PageStyle_Ev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alendar" style:display-name="PageStyle_Calenda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ues" style:display-name="PageStyle_Vue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creation-date>2006-09-14T11:47:15</meta:creation-date>
    <dc:date>2012-03-06T18:19:40</dc:date>
    <dc:language>fr-FR</dc:language>
    <meta:editing-cycles>15</meta:editing-cycles>
    <meta:editing-duration>PT4H14M11S</meta:editing-duration>
    <meta:document-statistic meta:table-count="5" meta:cell-count="977" meta:object-count="0"/>
    <meta:user-defined meta:name="Info 1"/>
    <meta:user-defined meta:name="Info 2"/>
    <meta:user-defined meta:name="Info 3"/>
    <meta:user-defined meta:name="Info 4"/>
  </office:meta>
</office:document-meta>
</file>